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1" svg:font-family="Albany, sans-serif"/>
    <style:font-face style:name="FreeSans" svg:font-family="FreeSans"/>
    <style:font-face style:name="Liberation Sans" svg:font-family="'Liberation Sans', sans-serif"/>
    <style:font-face style:name="Lohit Devanagari1" svg:font-family="'Lohit Devanagari'"/>
    <style:font-face style:name="Noto Sans CJK SC Regular1" svg:font-family="'Noto Sans CJK SC Regular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50%" fo:text-align="start" style:justify-single-word="false"/>
    </style:style>
    <style:style style:name="P2" style:family="paragraph" style:parent-style-name="Text_20_body">
      <style:paragraph-properties fo:margin-top="0cm" fo:margin-bottom="0cm" loext:contextual-spacing="false" fo:line-height="150%" fo:text-align="justify" style:justify-single-word="false"/>
    </style:style>
    <style:style style:name="P3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Liberation Sans" fo:font-size="12pt"/>
    </style:style>
    <style:style style:name="P4" style:family="paragraph" style:parent-style-name="Text_20_body">
      <style:paragraph-properties fo:margin-top="0cm" fo:margin-bottom="0cm" loext:contextual-spacing="false" fo:line-height="150%" fo:text-align="start" style:justify-single-word="false" fo:break-before="page"/>
    </style:style>
    <style:style style:name="P5" style:family="paragraph" style:parent-style-name="Text_20_body">
      <style:paragraph-properties fo:margin-top="0.42cm" fo:margin-bottom="0.499cm" loext:contextual-spacing="false" fo:line-height="100%" fo:break-before="page" fo:keep-with-next="always"/>
      <style:text-properties style:font-name="Albany1" fo:font-size="16pt" fo:font-weight="bold"/>
    </style:style>
    <style:style style:name="P6" style:family="paragraph" style:parent-style-name="Text_20_body">
      <style:paragraph-properties fo:margin-left="0.499cm" fo:margin-right="0cm" fo:margin-top="0cm" fo:margin-bottom="0cm" loext:contextual-spacing="false" fo:line-height="100%" fo:text-indent="0cm" style:auto-text-indent="false"/>
    </style:style>
    <style:style style:name="P7" style:family="paragraph" style:parent-style-name="Heading_20_2">
      <style:paragraph-properties fo:line-height="150%"/>
      <style:text-properties style:font-name="Liberation Sans" fo:font-size="12pt"/>
    </style:style>
    <style:style style:name="P8" style:family="paragraph" style:parent-style-name="Heading_20_2">
      <style:paragraph-properties fo:line-height="150%"/>
    </style:style>
    <style:style style:name="P9" style:family="paragraph" style:parent-style-name="Heading_20_2" style:master-page-name="HTML">
      <style:paragraph-properties fo:line-height="150%" style:page-number="auto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fo:font-weight="bold"/>
    </style:style>
    <style:style style:name="T3" style:family="text">
      <style:text-properties style:font-name="Liberation Sans" fo:font-size="12pt" fo:font-weight="normal"/>
    </style:style>
    <style:style style:name="T4" style:family="text">
      <style:text-properties fo:font-variant="normal" fo:text-transform="none"/>
    </style:style>
    <style:style style:name="T5" style:family="text">
      <style:text-properties fo:font-variant="normal" fo:text-transform="none" style:font-name="Liberation Sans" fo:font-size="12pt" fo:font-style="normal" fo:font-weight="normal"/>
    </style:style>
    <style:style style:name="T6" style:family="text">
      <style:text-properties fo:color="#000000"/>
    </style:style>
    <style:style style:name="T7" style:family="text">
      <style:text-properties fo:color="#000000" style:font-name="Liberation Sans" fo:font-size="12pt" fo:font-weight="normal"/>
    </style:style>
    <style:style style:name="T8" style:family="text">
      <style:text-properties fo:color="#000099" style:text-line-through-style="none" style:text-line-through-type="none" style:font-name="Liberation Sans" fo:font-size="12pt" style:text-underline-style="none" fo:font-weight="bold" style:text-blinking="false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o">
        <text:h text:style-name="P9" text:outline-level="2"><text:bookmark-start text:name="__RefHeading___Toc329_1419486361"/><text:span text:style-name="T1">#1026</text:span><text:bookmark-end text:name="__RefHeading___Toc329_1419486361"/></text:h>
        <text:p text:style-name="P2"/>
        <text:p text:style-name="P2"><text:span text:style-name="T1">Muitas coisas são abertas por engano, mas nenhuma delas com maior freqüência do que a boca. (</text:span><text:a xlink:type="simple" xlink:href="http://bibliaonline.com.br/acf/sl/19/4" text:style-name="Internet_20_link" text:visited-style-name="Visited_20_Internet_20_Link"><text:span text:style-name="T1">Sl 19:4</text:span></text:a><text:span text:style-name="T1">)</text:span></text:p>
        <text:p text:style-name="P2"/>
        <text:h text:style-name="P8" text:outline-level="2"><text:bookmark-start text:name="__RefHeading___Toc331_1419486361"/><text:a xlink:type="simple" xlink:href="http://bibliaonline.com.br/acf/ml/1" text:style-name="Internet_20_link" text:visited-style-name="Visited_20_Internet_20_Link"><text:span text:style-name="T1">MALAQUIAS 1</text:span></text:a><text:bookmark-end text:name="__RefHeading___Toc331_1419486361"/></text:h>
        <text:p text:style-name="P2"/>
        <text:p text:style-name="P3">Malaquias significa "Meu mensageiro"</text:p>
        <text:p text:style-name="P2"/>
        <text:p text:style-name="P3">O último de nossos cinco livros que falam das condições daquele pequeno grupo que retornou a Jerusalém cerca de 475 anos antes do Senhor vir ao mundo. Eles também, de um modo geral, acabaram descuidados, e assim o profeta Malaquias é levantado por Deus para despertar o povo. É como uma conversa entre Deus e Seu povo. Eles haviam afundado em um estado muito baixo. Só estavam adorando a Deus exteriormente. Ele, em misericórdia, graça e amor, trouxera Seu povo de volta do cativeiro. Mesmo assim eles eram tão esquecidos e desobedientes! Quanto deviam a Deus! O Senhor deseja encontrar em nós um coração que olhe para Ele a cada dia.</text:p>
        <text:p text:style-name="P2"/>
        <text:p text:style-name="P2"><text:a xlink:type="simple" xlink:href="http://bibliaonline.com.br/acf/ml/1/1-2" text:style-name="Internet_20_link" text:visited-style-name="Visited_20_Internet_20_Link"><text:span text:style-name="T1">Ml 1:1-2</text:span></text:a><text:span text:style-name="T1"> Ele precisava lembrá-los! Eles perguntam a Ele de que maneira Ele os amava! Estavam insensíveis à autoridade do Senhor.</text:span></text:p>
        <text:p text:style-name="P2"/>
        <text:p text:style-name="P2"><text:a xlink:type="simple" xlink:href="http://bibliaonline.com.br/acf/ml/1/6" text:style-name="Internet_20_link" text:visited-style-name="Visited_20_Internet_20_Link"><text:span text:style-name="T1">Ml 1:6</text:span></text:a><text:span text:style-name="T1"> Os sacerdotes desprezavam Seu Nome! Perguntam a Ele como faziam isso.</text:span></text:p>
        <text:p text:style-name="P2"/>
        <text:p text:style-name="P2"><text:a xlink:type="simple" xlink:href="http://bibliaonline.com.br/acf/ml/1/7" text:style-name="Internet_20_link" text:visited-style-name="Visited_20_Internet_20_Link"><text:span text:style-name="T1">Ml 1:7</text:span></text:a><text:span text:style-name="T1"> Trouxeram pão impuro ao Seu altar! Eles perguntam quando! Tinham se afastado tanto de Deus que nem mesmo tinham consciência disso. Muitos crentes hoje estão assim. O Senhor estava para vir a eles... e veio. Ele está para voltar... e voltará. Você espera por Ele?</text:span></text:p>
        <text:p text:style-name="P2"/>
        <text:h text:style-name="P7" text:outline-level="2"><text:bookmark-start text:name="__RefHeading___Toc333_1419486361"/>#1027<text:bookmark-end text:name="__RefHeading___Toc333_1419486361"/></text:h>
        <text:p text:style-name="P2"/>
        <text:p text:style-name="P3">Somos prisioneiros de uma vida de escolhas e conseqüências.</text:p>
        <text:p text:style-name="P2"/>
        <text:h text:style-name="P8" text:outline-level="2"><text:bookmark-start text:name="__RefHeading___Toc335_1419486361"/><text:soft-page-break/><text:a xlink:type="simple" xlink:href="http://bibliaonline.com.br/acf/ml/2" text:style-name="Internet_20_link" text:visited-style-name="Visited_20_Internet_20_Link"><text:span text:style-name="T1">MALAQUIAS 2</text:span></text:a><text:bookmark-end text:name="__RefHeading___Toc335_1419486361"/></text:h>
        <text:p text:style-name="P2"/>
        <text:p text:style-name="P2"><text:a xlink:type="simple" xlink:href="http://bibliaonline.com.br/acf/ml/2/1-10" text:style-name="Internet_20_link" text:visited-style-name="Visited_20_Internet_20_Link"><text:span text:style-name="T1">Ml 2:1-10</text:span></text:a><text:span text:style-name="T1"> Os sacerdotes que deveriam ser guias do povo são os próximos a serem mencionados. Deus tinha levantado os sacerdotes para que fossem Seus mensageiros e aqueles que estivessem entre Deus e Seu povo. Ele tinha feito um acordo com eles para abençoá-los se glorificassem a Deus.</text:span></text:p>
        <text:p text:style-name="P2"/>
        <text:p text:style-name="P2"><text:a xlink:type="simple" xlink:href="http://bibliaonline.com.br/acf/ml/2/7" text:style-name="Internet_20_link" text:visited-style-name="Visited_20_Internet_20_Link"><text:span text:style-name="T1">Ml 2:7</text:span></text:a><text:span text:style-name="T1"> (Todo crente hoje é um sacerdote - 1 Pedro </text:span><text:a xlink:type="simple" xlink:href="http://bibliaonline.com.br/acf/1pe/2/5" text:style-name="Internet_20_link" text:visited-style-name="Visited_20_Internet_20_Link"><text:span text:style-name="T1">2:5</text:span></text:a><text:span text:style-name="T1">. Temos a mente de Cristo - </text:span><text:a xlink:type="simple" xlink:href="http://bibliaonline.com.br/acf/1co/2/16" text:style-name="Internet_20_link" text:visited-style-name="Visited_20_Internet_20_Link"><text:span text:style-name="T1">1 Co 2:16</text:span></text:a><text:span text:style-name="T1">. Temos sabedoria vinda de Deus - 1 João </text:span><text:a xlink:type="simple" xlink:href="http://bibliaonline.com.br/acf/1jo/2/20" text:style-name="Internet_20_link" text:visited-style-name="Visited_20_Internet_20_Link"><text:span text:style-name="T1">2:20</text:span></text:a><text:span text:style-name="T1">).</text:span></text:p>
        <text:p text:style-name="P2"/>
        <text:p text:style-name="P2"><text:a xlink:type="simple" xlink:href="http://bibliaonline.com.br/acf/ml/2/11-13" text:style-name="Internet_20_link" text:visited-style-name="Visited_20_Internet_20_Link"><text:span text:style-name="T1">Ml 2:11-13</text:span></text:a><text:span text:style-name="T1"> Mal religioso. Você percebe a grande distância que separa os crentes de Deus por causa do mal religioso? O Senhor nos chama de volta - </text:span><text:a xlink:type="simple" xlink:href="http://bibliaonline.com.br/acf/2tm/2/21" text:style-name="Internet_20_link" text:visited-style-name="Visited_20_Internet_20_Link"><text:span text:style-name="T1">2Tm 2:21</text:span></text:a><text:span text:style-name="T1">.</text:span></text:p>
        <text:p text:style-name="P2"/>
        <text:p text:style-name="P2"><text:a xlink:type="simple" xlink:href="http://bibliaonline.com.br/acf/ml/2/14-17" text:style-name="Internet_20_link" text:visited-style-name="Visited_20_Internet_20_Link"><text:span text:style-name="T1">Ml 2:14-17</text:span></text:a><text:span text:style-name="T1"> A infidelidade a Deus e à Sua Palavra é representada pela infidelidade no relacionamento matrimonial. Se somos amigos daqueles que não seguem o Senhor, somos infiéis a Ele!</text:span></text:p>
        <text:p text:style-name="P2"/>
        <text:h text:style-name="P7" text:outline-level="2"><text:bookmark-start text:name="__RefHeading___Toc337_1419486361"/>#1028<text:bookmark-end text:name="__RefHeading___Toc337_1419486361"/></text:h>
        <text:p text:style-name="P2"/>
        <text:p text:style-name="P3">As pessoas tendem a se mover ao longo do caminho de suas expectativas.</text:p>
        <text:p text:style-name="P2"/>
        <text:h text:style-name="P8" text:outline-level="2"><text:bookmark-start text:name="__RefHeading___Toc339_1419486361"/><text:a xlink:type="simple" xlink:href="http://bibliaonline.com.br/acf/ml/3" text:style-name="Internet_20_link" text:visited-style-name="Visited_20_Internet_20_Link"><text:span text:style-name="T1">MALAQUIAS 3</text:span></text:a><text:bookmark-end text:name="__RefHeading___Toc339_1419486361"/></text:h>
        <text:p text:style-name="P2"/>
        <text:p text:style-name="P2"><text:a xlink:type="simple" xlink:href="http://bibliaonline.com.br/acf/ml/3/1-6" text:style-name="Internet_20_link" text:visited-style-name="Visited_20_Internet_20_Link"><text:span text:style-name="T1">Ml 3:1-6</text:span></text:a><text:span text:style-name="T1"> O mensageiro que iria anunciar a vinda do Senhor Jesus era João Batista. (Isto foi escrito centenas de anos antes de João nascer).</text:span></text:p>
        <text:p text:style-name="P2"/>
        <text:p text:style-name="P2"><text:a xlink:type="simple" xlink:href="http://bibliaonline.com.br/acf/ml/3/14" text:style-name="Internet_20_link" text:visited-style-name="Visited_20_Internet_20_Link"><text:span text:style-name="T1">Ml 3:14</text:span></text:a><text:span text:style-name="T1"> Ouvimos isso nos dias de hoje - "De que adianta agradar o Senhor? Não me ajudou em nada, por isso vou viver e agradar a mim mesmo!"</text:span></text:p>
        <text:p text:style-name="P2"/>
        <text:p text:style-name="P2"><text:a xlink:type="simple" xlink:href="http://bibliaonline.com.br/acf/ml/3/15" text:style-name="Internet_20_link" text:visited-style-name="Visited_20_Internet_20_Link"><text:span text:style-name="T1">Ml 3:15</text:span></text:a><text:span text:style-name="T1"> As pessoas hoje estão entorpecidas com a idéia de que são felizes do jeito que são.</text:span></text:p>
        <text:p text:style-name="P2"/>
        <text:p text:style-name="P2"><text:a xlink:type="simple" xlink:href="http://bibliaonline.com.br/acf/ml/3/16-18" text:style-name="Internet_20_link" text:visited-style-name="Visited_20_Internet_20_Link"><text:span text:style-name="T1">Ml 3:16-18</text:span></text:a><text:span text:style-name="T1"> Todavia Deus viu um pequeno grupo de pessoas que temia o Senhor, e que </text:span><text:soft-page-break/><text:span text:style-name="T1">se reuniu e falou sobre isso e desfrutou do Senhor!</text:span></text:p>
        <text:p text:style-name="P2"/>
        <text:p text:style-name="P2"><text:span text:style-name="T1">Nestes 4 capítulos, "Seu Nome ou Meu Nome" aparece 9 vezes. Que Nome precioso! (Veja também </text:span><text:a xlink:type="simple" xlink:href="http://bibliaonline.com.br/acf/sl/89/7" text:style-name="Internet_20_link" text:visited-style-name="Visited_20_Internet_20_Link"><text:span text:style-name="T1">Sl 89:7</text:span></text:a><text:span text:style-name="T1">) Repare nas promessas, apodere-se delas. Teremos a habilidade de discernir o que é verdadeiramente justo e o que é mau. Mas estes versículos referem-se a quando o Senhor aparecer diante do mundo em um tempo ainda futuro. Então Ele virá para julgar toda a impiedade.</text:span></text:p>
        <text:p text:style-name="P2"/>
        <text:h text:style-name="P7" text:outline-level="2"><text:bookmark-start text:name="__RefHeading___Toc447_1419486361"/>#1029<text:bookmark-end text:name="__RefHeading___Toc447_1419486361"/></text:h>
        <text:p text:style-name="P2"/>
        <text:p text:style-name="P3">A consciência é um bom "policial", mas um péssimo guia. Nunca desobedeça a sua consciência, mas deixe que sua consciência seja guiada pela Palavra de Deus.</text:p>
        <text:p text:style-name="P2"/>
        <text:h text:style-name="P8" text:outline-level="2"><text:bookmark-start text:name="__RefHeading___Toc343_1419486361"/><text:a xlink:type="simple" xlink:href="http://bibliaonline.com.br/acf/ml/4" text:style-name="Internet_20_link" text:visited-style-name="Visited_20_Internet_20_Link"><text:span text:style-name="T1">MALAQUIAS 4</text:span></text:a><text:bookmark-end text:name="__RefHeading___Toc343_1419486361"/></text:h>
        <text:p text:style-name="P2"/>
        <text:p text:style-name="P2"><text:a xlink:type="simple" xlink:href="http://bibliaonline.com.br/acf/ml/4/1" text:style-name="Internet_20_link" text:visited-style-name="Visited_20_Internet_20_Link"><text:span text:style-name="T1">Ml 4:1</text:span></text:a><text:span text:style-name="T1"> Mas Deus é santo, e Ele nos revela o fim do ímpio. O castigo está a caminho!</text:span></text:p>
        <text:p text:style-name="P2"/>
        <text:p text:style-name="P2"><text:a xlink:type="simple" xlink:href="http://bibliaonline.com.br/acf/ml/4/2" text:style-name="Internet_20_link" text:visited-style-name="Visited_20_Internet_20_Link"><text:span text:style-name="T1">Ml 4:2</text:span></text:a><text:span text:style-name="T1"> Mas, que contraste para essas pessoas!</text:span></text:p>
        <text:p text:style-name="P2"/>
        <text:p text:style-name="P2"><text:a xlink:type="simple" xlink:href="http://bibliaonline.com.br/acf/ml/4/5-6" text:style-name="Internet_20_link" text:visited-style-name="Visited_20_Internet_20_Link"><text:span text:style-name="T1">Ml 4:5-6</text:span></text:a><text:span text:style-name="T1"> Um homem se levantará antes que o Senhor volte em glória. (Não para nós - não existe nenhum acontecimento que deva acontecer antes que Ele volte para nós). Ele chamará o povo ao arrependimento antes que venha o grande e terrível dia do Senhor Jesus. Alguns irão escutá-lo. Assim termina o Antigo Testamento, com a promessa do amanhecer do Sol da Justiça, o Senhor Jesus, vindo em poder. (O Novo Testamento termina com a promessa de Sua vinda como Estrela da Manhã - para nós).</text:span></text:p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1" svg:font-family="Albany, sans-serif"/>
    <style:font-face style:name="FreeSans" svg:font-family="FreeSans"/>
    <style:font-face style:name="Liberation Sans" svg:font-family="'Liberation Sans', sans-serif"/>
    <style:font-face style:name="Lohit Devanagari1" svg:font-family="'Lohit Devanagari'"/>
    <style:font-face style:name="Noto Sans CJK SC Regular1" svg:font-family="'Noto Sans CJK SC Regular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1" style:font-family-asian="'Noto Sans CJK SC Regular'" style:font-size-asian="18pt" style:font-weight-asian="bold" style:font-name-complex="FreeSans" style:font-family-complex="FreeSans" style:font-size-complex="18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6T18:59:55.658024107</dc:date>
    <meta:creation-date>2018-06-11T22:51:04.642681485</meta:creation-date>
    <meta:generator>LibreOffice/6.0.7.3$Linux_X86_64 LibreOffice_project/00m0$Build-3</meta:generator>
    <meta:editing-duration>PT29M17S</meta:editing-duration>
    <meta:editing-cycles>1</meta:editing-cycles>
    <meta:document-statistic meta:table-count="0" meta:image-count="0" meta:object-count="0" meta:page-count="3" meta:paragraph-count="29" meta:word-count="686" meta:character-count="3831" meta:non-whitespace-character-count="3174"/>
  </office:meta>
</office:document-meta>
</file>